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C39BA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subtitle">
      <style:graphic-properties draw:fill-color="#ffffff" draw:auto-grow-height="true" fo:min-height="15.693cm"/>
    </style:style>
    <style:style style:name="pr2" style:family="presentation" style:parent-style-name="lyt-blackandwhite-notes">
      <style:graphic-properties draw:fill-color="#ffffff" draw:auto-grow-height="true" fo:min-height="13.364cm"/>
    </style:style>
    <style:style style:name="pr3" style:family="presentation" style:parent-style-name="lyt-blackandwhite-title">
      <style:graphic-properties draw:auto-grow-height="true" fo:min-height="2.843cm"/>
    </style:style>
    <style:style style:name="pr4" style:family="presentation" style:parent-style-name="lyt-blackandwhite-outline1">
      <style:graphic-properties fo:min-height="11.929cm"/>
    </style:style>
    <style:style style:name="pr5" style:family="presentation" style:parent-style-name="lyt-blackandwhite-title">
      <style:graphic-properties fo:min-height="2.843cm"/>
    </style:style>
    <style:style style:name="pr6" style:family="presentation" style:parent-style-name="lyt-blackandwhite-outline1">
      <style:graphic-properties fo:min-height="12.18cm"/>
    </style:style>
    <style:style style:name="pr7" style:family="presentation" style:parent-style-name="lyt-blackandwhite-notes">
      <style:graphic-properties draw:fill-color="#ffffff" fo:min-height="13.364cm"/>
    </style:style>
    <style:style style:name="pr8" style:family="presentation" style:parent-style-name="lyt-blackandwhite-outline1">
      <style:graphic-properties draw:auto-grow-height="true" fo:min-height="12.18cm"/>
    </style:style>
    <style:style style:name="pr9" style:family="presentation" style:parent-style-name="lyt-blackandwhite-subtitle">
      <style:graphic-properties draw:fill-color="#ffffff" fo:min-height="15.693cm"/>
    </style:style>
    <style:style style:name="P1" style:family="paragraph">
      <style:text-properties fo:font-size="28.1000003814697pt"/>
    </style:style>
    <style:style style:name="P2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32">
        <office:forms form:automatic-focus="false" form:apply-design-mode="false"/>
        <draw:frame presentation:style-name="pr1" draw:layer="layout" svg:width="23.5cm" svg:height="15.693cm" svg:x="2cm" svg:y="1.9cm" presentation:class="subtitle">
          <draw:text-box>
            <text:p>Unit Tests</text:p>
            <text:p>Python for illu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32">
        <draw:frame presentation:style-name="pr1" draw:layer="layout" svg:width="23.5cm" svg:height="15.693cm" svg:x="2cm" svg:y="1.9cm" presentation:class="subtitle">
          <draw:text-box>
            <text:p>The Python unit testing framework, </text:p>
            <text:p>sometimes referred to as “PyUnit,” </text:p>
            <text:p>is a Python language version of JUnit, </text:p>
            <text:p>by Kent Beck and Erich Gamma. </text:p>
            <text:p/>
            <text:p>JUnit is, in turn, a Java version of Kent’s Smalltalk testing framework. 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ackandwhite" presentation:presentation-page-layout-name="AL1T32">
        <draw:frame presentation:style-name="pr1" draw:layer="layout" svg:width="23.5cm" svg:height="15.693cm" svg:x="2cm" svg:y="1.9cm" presentation:class="subtitle">
          <draw:text-box>
            <text:p>unittest supports test automation, </text:p>
            <text:p>sharing of setup and shutdown code for tests, aggregation of tests into collections, </text:p>
            <text:p>and independence of the tests </text:p>
            <text:p>from the reporting framework. </text:p>
            <text:p/>
            <text:p>The unittest module provides classes that make it easy to support these qualities for a set of test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32">
        <draw:frame presentation:style-name="pr1" draw:layer="layout" svg:width="23.5cm" svg:height="15.693cm" svg:x="2cm" svg:y="1.9cm" presentation:class="subtitle">
          <draw:text-box>
            <text:p>test case</text:p>
            <text:p/>
            <text:p><text:s text:c="4"/>unittest provides a base class, TestCase, which may be used to create new test case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Minimal Code</text:p>
          </draw:text-box>
        </draw:frame>
        <draw:frame presentation:style-name="pr4" draw:layer="layout" svg:width="24.599cm" svg:height="13.629cm" svg:x="2.1cm" svg:y="5.414cm" presentation:class="outline" presentation:user-transformed="true">
          <draw:text-box>
            <text:list text:style-name="L2">
              <text:list-header>
                <text:p>Import mycode</text:p>
                <text:p>import unittest</text:p>
                <text:p>class TestMyCode(unittest.TestCase):</text:p>
                <text:p><text:s text:c="4"/>def test(self):</text:p>
                <text:p><text:s text:c="8"/>self.failUnless(True)</text:p>
                <text:p/>
                <text:p>if __name__ == '__main__':</text:p>
                <text:p><text:s text:c="4"/>unittest.main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3" draw:layer="layout" svg:width="23.5cm" svg:height="2.843cm" svg:x="2cm" svg:y="1.9cm" presentation:class="title">
          <draw:text-box>
            <text:p>Minimal Code</text:p>
          </draw:text-box>
        </draw:frame>
        <draw:frame presentation:style-name="pr4" draw:layer="layout" svg:width="24.599cm" svg:height="13.629cm" svg:x="2.1cm" svg:y="5.414cm" presentation:class="outline" presentation:user-transformed="true">
          <draw:text-box>
            <text:list text:style-name="L2">
              <text:list-header>
                <text:p>import mycode</text:p>
                <text:p>import unittest</text:p>
                <text:p>class TestMyCode(unittest.TestCase):</text:p>
                <text:p><text:s text:c="4"/>def test(self):</text:p>
                <text:p><text:s text:c="8"/>self.failUnless(True)</text:p>
                <text:p/>
                <text:p>if __name__ == '__main__':</text:p>
                <text:p><text:s text:c="4"/>unittest.main(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>
          <draw:text-box>
            <text:p>mycode</text:p>
          </draw:text-box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header>
                <text:p>def welcome(name):</text:p>
                <text:p><text:s text:c="4"/>return "Hello, " + name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32">
        <draw:frame presentation:style-name="pr1" draw:layer="layout" svg:width="23.5cm" svg:height="15.693cm" svg:x="2cm" svg:y="1.9cm" presentation:class="subtitle">
          <draw:text-box>
            <text:p>Test for suc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 presentation:placeholder="true" presentation:user-transformed="true">
          <draw:text-box/>
        </draw:frame>
        <draw:frame presentation:style-name="pr8" draw:layer="layout" svg:width="24.599cm" svg:height="12.18cm" svg:x="2cm" svg:y="5.414cm" presentation:class="outline" presentation:user-transformed="true">
          <draw:text-box>
            <text:p><text:s text:c="4"/>def test_welcome(self):</text:p>
            <text:p><text:s text:c="8"/>self.assertEqual(</text:p>
            <text:p><text:s text:c="14"/>mycode.welcome('Anil'),'Hello, Anil'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32">
        <draw:frame presentation:style-name="pr1" draw:layer="layout" svg:width="23.5cm" svg:height="15.693cm" svg:x="2cm" svg:y="1.9cm" presentation:class="subtitle">
          <draw:text-box>
            <text:p>Test for fail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 presentation:placeholder="true">
          <draw:text-box/>
        </draw:frame>
        <draw:frame presentation:style-name="pr6" draw:layer="layout" svg:width="24.599cm" svg:height="12.18cm" svg:x="2cm" svg:y="5.414cm" presentation:class="outline">
          <draw:text-box>
            <text:list text:style-name="L2">
              <text:list-header>
                <text:p><text:s text:c="4"/>def test_welcome_fail(self):</text:p>
                <text:p><text:s text:c="8"/>with self.assertRaises(TypeError):</text:p>
                <text:p><text:s text:c="12"/>mycode.welcome(0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32">
        <draw:frame presentation:style-name="pr1" draw:layer="layout" svg:width="23.5cm" svg:height="15.693cm" svg:x="2cm" svg:y="1.9cm" presentation:class="subtitle">
          <draw:text-box>
            <text:p>Test for Sanity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32">
        <draw:frame presentation:style-name="pr1" draw:text-style-name="P2" draw:layer="layout" svg:width="23.5cm" svg:height="15.693cm" svg:x="2cm" svg:y="1.9cm" presentation:class="subtitle">
          <draw:text-box>
            <text:p><text:span text:style-name="T1">test suite</text:span></text:p>
            <text:p><text:span text:style-name="T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 presentation:placeholder="true">
          <draw:text-box/>
        </draw:frame>
        <draw:frame presentation:style-name="pr8" draw:layer="layout" svg:width="24.599cm" svg:height="20.693cm" svg:x="2cm" svg:y="5.414cm" presentation:class="outline">
          <draw:text-box>
            <text:p>class session:</text:p>
            <text:p><text:s text:c="4"/>def __init__(self,prefix):</text:p>
            <text:p><text:s text:c="8"/>self.prefix = prefix</text:p>
            <text:p/>
            <text:p><text:s text:c="4"/>def login(self,name):</text:p>
            <text:p><text:s text:c="8"/>self.name = name</text:p>
            <text:p><text:s text:c="8"/></text:p>
            <text:p><text:s text:c="4"/>def welcome(self):</text:p>
            <text:p><text:s text:c="8"/>return self.prefix + self.name</text:p>
            <text:p><text:s text:c="4"/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 presentation:placeholder="true">
          <draw:text-box/>
        </draw:frame>
        <draw:frame presentation:style-name="pr8" draw:layer="layout" svg:width="24.599cm" svg:height="13.629cm" svg:x="2cm" svg:y="5.414cm" presentation:class="outline" presentation:user-transformed="true">
          <draw:text-box>
            <text:p>class testMyCode(unittest.TestCase):</text:p>
            <text:p><text:s text:c="4"/>def setUp(self):</text:p>
            <text:p><text:s text:c="8"/>self.session_obj = mycode.session('Hello, ')</text:p>
            <text:p><text:s text:c="8"/>self.session_obj.login('Anil')</text:p>
            <text:p><text:s text:c="4"/>def test_welcome(self):</text:p>
            <text:p><text:s text:c="8"/>self.assertEqual(</text:p>
            <text:p><text:s text:c="22"/>self.session_obj.welcome(),</text:p>
            <text:p><text:s text:c="22"/>'Hello, Anil')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What's the advantage of a setUp method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What about a tearDown method?</text:p>
            <text:p>Why after each test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Suppose you want to test</text:p>
            <text:p>adding a student to two classes</text:p>
            <text:p>and</text:p>
            <text:p>verifying that he is added to each class</text:p>
            <text:p/>
            <text:p>How many test cases is it?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1T32">
        <draw:frame presentation:style-name="pr1" draw:text-style-name="P2" draw:layer="layout" svg:width="23.5cm" svg:height="15.693cm" svg:x="2cm" svg:y="1.9cm" presentation:class="subtitle">
          <draw:text-box>
            <text:p><text:span text:style-name="T1">test runner</text:span></text:p>
            <text:p><text:span text:style-name="T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You need to test a class</text:p>
            <text:p>which depends on another class.</text:p>
            <text:p>The latter class is not yet written.</text:p>
            <text:p/>
            <text:p>Can you test it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The login method we wrote</text:p>
            <text:p>uses Google or Facebook</text:p>
            <text:p/>
            <text:p>Implica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How do you test your method</text:p>
            <text:p>and</text:p>
            <text:p>ensure that the test </text:p>
            <text:p>does not depend on external site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2T1">
        <draw:frame presentation:style-name="pr5" draw:layer="layout" svg:width="23.5cm" svg:height="2.843cm" svg:x="2cm" svg:y="1.9cm" presentation:class="title">
          <draw:text-box>
            <text:p>Definition of MOCK</text:p>
          </draw:text-box>
        </draw:frame>
        <draw:frame presentation:style-name="pr8" draw:layer="layout" svg:width="24.599cm" svg:height="12.18cm" svg:x="2cm" svg:y="5.414cm" presentation:class="outline" presentation:user-transformed="true">
          <draw:text-box>
            <text:p/>
            <text:p>1: to treat with contempt or ridicule : deride</text:p>
            <text:p>2: to disappoint the hopes of</text:p>
            <text:p>3: defy, challenge</text:p>
            <text:p>4 a : to imitate (as a mannerism) closely : mimic</text:p>
            <text:p><text:s text:c="3"/>b : to mimic in sport or deris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1T32">
        <draw:frame presentation:style-name="pr9" draw:text-style-name="P2" draw:layer="layout" svg:width="23.5cm" svg:height="15.693cm" svg:x="2cm" svg:y="1.9cm" presentation:class="subtitle">
          <draw:text-box>
            <text:p><text:span text:style-name="T1">What do you think are</text:span></text:p>
            <text:p><text:span text:style-name="T1">Mock obje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In a unit test, mock objects </text:p>
            <text:p>can simulate the behavior of complex objects </text:p>
            <text:p>and are useful </text:p>
            <text:p>when a real object is impractical </text:p>
            <text:p>or impossible to incorporate </text:p>
            <text:p>into a unit test. 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Mock objects have the same interface </text:p>
            <text:p>as the real objects they mimic.</text:p>
            <text:p><text:s/></text:p>
            <text:p>A client object to remains unaware </text:p>
            <text:p>of whether it is using a real object </text:p>
            <text:p>or a mock objec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<text:a xlink:href="http://docs.python.org/dev/library/unittest.mock">http://docs.python.org/dev/library/unittest.mock</text:a></text:p>
            <text:p>New in version 3.3.</text:p>
            <text:p/>
            <text:p>Backport</text:p>
            <text:p><text:a xlink:href="http://pypi.python.org/pypi/mock">http://pypi.python.org/pypi/mock</text:a> 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mock is a library for testing in Python. </text:p>
            <text:p>Allows you to replace parts </text:p>
            <text:p>of your system under test with mock objects </text:p>
            <text:p>and </text:p>
            <text:p>make assertions about </text:p>
            <text:p>how they have been used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1T32">
        <draw:frame presentation:style-name="pr9" draw:layer="layout" svg:width="23.5cm" svg:height="15.693cm" svg:x="2cm" svg:y="1.9cm" presentation:class="subtitle">
          <draw:text-box>
            <text:p><text:a xlink:href="http://docs.python.org/library/unittest.html">http://docs.python.org/library/unittest.html</text:a></text:p>
            <text:p><text:s/></text:p>
            <text:p><text:a xlink:href="http://en.wikipedia.org/wiki/Mock_object">http://en.wikipedia.org/wiki/Mock_object</text:a>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2T10:48:33</meta:creation-date>
    <dc:date>2012-09-04T17:45:52</dc:date>
    <meta:editing-duration>PT5H58M25S</meta:editing-duration>
    <meta:editing-cycles>7</meta:editing-cycles>
    <meta:generator>LibreOffice/3.5$Linux_X86_64 LibreOffice_project/350m1$Build-2</meta:generator>
    <meta:document-statistic meta:object-count="127"/>
  </office:meta>
</office:document-meta>
</file>